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min-height="0.418cm" fo:min-width="0.193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4.55cm" fo:min-width="6.1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0.988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998cm" fo:min-width="3.84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1.77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5.25cm" fo:min-width="6.2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25cm" fo:min-width="2.725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3.626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1.776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etasepi_25_20fig">
        <draw:custom-shape draw:style-name="gr1" draw:text-style-name="P1" xml:id="id4" draw:id="id4" draw:layer="layout" svg:width="0.793cm" svg:height="0.768cm" svg:x="17.5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793cm" svg:height="0.768cm" svg:x="13.107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793cm" svg:height="0.768cm" svg:x="10.107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793cm" svg:height="0.768cm" svg:x="3.607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cm" svg:height="4.9cm" svg:x="17.011cm" svg:y="3.75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588cm" svg:height="1.431cm" svg:x="17.611cm" svg:y="3.025cm">
          <draw:text-box>
            <text:p><text:span text:style-name="T1">int</text:span></text:p>
          </draw:text-box>
        </draw:frame>
        <draw:custom-shape draw:style-name="gr4" draw:text-style-name="P1" draw:layer="layout" svg:width="4.7cm" svg:height="2.6cm" svg:x="18.011cm" svg:y="4.956cm">
          <text:p text:style-name="P3"><text:span text:style-name="T1">Return</text:span></text:p>
          <text:p text:style-name="P3"><text:span text:style-name="T1">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7cm" svg:height="4.9cm" svg:x="1.3cm" svg:y="3.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376cm" svg:height="1.431cm" svg:x="1.9cm" svg:y="3.069cm">
          <draw:text-box>
            <text:p><text:span text:style-name="T1">float</text:span></text:p>
          </draw:text-box>
        </draw:frame>
        <draw:custom-shape draw:style-name="gr6" draw:text-style-name="P1" draw:layer="layout" svg:width="6.8cm" svg:height="5.6cm" svg:x="9.1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7cm" svg:height="2.6cm" svg:x="10.2cm" svg:y="5cm">
          <text:p text:style-name="P3"><text:span text:style-name="T1">Function</text:span></text:p>
          <text:p text:style-name="P3"><text:span text:style-name="T1">“</text:span><text:span text:style-name="T1">f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7cm" svg:height="2.6cm" svg:x="2.3cm" svg:y="5cm">
          <text:p text:style-name="P3"><text:span text:style-name="T1">Argument</text:span></text:p>
          <text:p text:style-name="P3"><text:span text:style-name="T1">“</text:span><text:span text:style-name="T1">4.0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8cm" svg:height="3.2cm" svg:x="6.8cm" svg:y="4.7cm">
          <text:p text:style-name="P3"><text:span text:style-name="T1">cal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3.8cm" svg:height="3.2cm" svg:x="14.6cm" svg:y="4.7cm">
          <text:p text:style-name="P3"><text:span text:style-name="T1">retur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" draw:layer="layout" svg:width="4.226cm" svg:height="1.431cm" svg:x="9.7cm" svg:y="2.669cm">
          <draw:text-box>
            <text:p><text:span text:style-name="T1">(int) -&gt; int</text:span></text:p>
          </draw:text-box>
        </draw:frame>
        <draw:connector draw:style-name="gr9" draw:text-style-name="P3" draw:layer="layout" draw:type="curve" svg:x1="4.003cm" svg:y1="3.5cm" svg:x2="10.503cm" svg:y2="3.032cm" draw:start-shape="id1" draw:start-glue-point="0" draw:end-shape="id2" draw:end-glue-point="0" svg:d="M4003 3500c0-1452 6500-1218 6500-468" svg:viewBox="0 0 6501 1063">
          <text:p/>
        </draw:connector>
        <draw:connector draw:style-name="gr9" draw:text-style-name="P3" draw:layer="layout" draw:type="curve" svg:x1="13.503cm" svg:y1="3.032cm" svg:x2="17.896cm" svg:y2="3.4cm" draw:start-shape="id3" draw:start-glue-point="0" draw:end-shape="id4" draw:end-glue-point="0" svg:d="M13503 3032c0-750 4393-934 4393 368" svg:viewBox="0 0 4394 956">
          <text:p/>
        </draw:connector>
        <draw:frame draw:style-name="gr10" draw:text-style-name="P2" draw:layer="layout" svg:width="4.399cm" svg:height="1.431cm" svg:x="13.7cm" svg:y="0.969cm">
          <draw:text-box>
            <text:p><text:span text:style-name="T1">Same type</text:span></text:p>
          </draw:text-box>
        </draw:frame>
        <draw:frame draw:style-name="gr10" draw:text-style-name="P2" draw:layer="layout" svg:width="6.046cm" svg:height="1.431cm" svg:x="4.6cm" svg:y="1cm">
          <draw:text-box>
            <text:p><text:span text:style-name="T1">Not same typ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etasepi_25_20fig" style:display-name="Metasepi%20fi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1T20:51:39.194428543</meta:creation-date>
    <dc:title>Metasepi fig</dc:title>
    <meta:editing-duration>PT16M19S</meta:editing-duration>
    <meta:editing-cycles>20</meta:editing-cycles>
    <meta:generator>LibreOffice/4.3.3.2$Linux_X86_64 LibreOffice_project/430m0$Build-2</meta:generator>
    <dc:date>2015-02-02T10:05:27.898455282</dc:date>
    <meta:document-statistic meta:object-count="19"/>
    <meta:template xlink:type="simple" xlink:actuate="onRequest" xlink:title="Metasepi fig" xlink:href="../.config/libreoffice/4/user/template/Metasepi%20fig.otg" meta:date="2015-02-01T20:51:38.917908761"/>
  </office:meta>
</office:document-meta>
</file>